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a8a" officeooo:paragraph-rsid="001eda8a"/>
    </style:style>
    <style:style style:name="P2" style:family="paragraph" style:parent-style-name="Standard">
      <style:text-properties officeooo:rsid="001f4717" officeooo:paragraph-rsid="001eda8a"/>
    </style:style>
    <style:style style:name="P3" style:family="paragraph" style:parent-style-name="Standard">
      <style:text-properties officeooo:rsid="001f4717" officeooo:paragraph-rsid="001f4717"/>
    </style:style>
    <style:style style:name="P4" style:family="paragraph" style:parent-style-name="Standard">
      <style:text-properties officeooo:paragraph-rsid="001f4717"/>
    </style:style>
    <style:style style:name="P5" style:family="paragraph" style:parent-style-name="Standard">
      <style:text-properties officeooo:rsid="00292f0e" officeooo:paragraph-rsid="00292f0e"/>
    </style:style>
    <style:style style:name="P6" style:family="paragraph" style:parent-style-name="Preformatted_20_Text">
      <style:text-properties officeooo:rsid="001f4717" officeooo:paragraph-rsid="001f4717"/>
    </style:style>
    <style:style style:name="P7" style:family="paragraph" style:parent-style-name="Preformatted_20_Text">
      <style:text-properties officeooo:paragraph-rsid="00212a5b"/>
    </style:style>
    <style:style style:name="P8" style:family="paragraph" style:parent-style-name="Preformatted_20_Text">
      <style:text-properties officeooo:rsid="00292f0e" officeooo:paragraph-rsid="00292f0e"/>
    </style:style>
    <style:style style:name="P9" style:family="paragraph" style:parent-style-name="Preformatted_20_Text">
      <style:text-properties officeooo:rsid="002cae4b" officeooo:paragraph-rsid="002cae4b"/>
    </style:style>
    <style:style style:name="P10" style:family="paragraph" style:parent-style-name="Preformatted_20_Text">
      <style:text-properties officeooo:paragraph-rsid="002cae4b"/>
    </style:style>
    <style:style style:name="P11" style:family="paragraph" style:parent-style-name="Preformatted_20_Text">
      <style:text-properties officeooo:paragraph-rsid="002e1d93"/>
    </style:style>
    <style:style style:name="P12" style:family="paragraph" style:parent-style-name="Preformatted_20_Text">
      <style:text-properties officeooo:paragraph-rsid="002fb15f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Preformatted_20_Text">
      <style:paragraph-properties fo:margin-top="0in" fo:margin-bottom="0.1965in" loext:contextual-spacing="false"/>
      <style:text-properties officeooo:paragraph-rsid="00212a5b"/>
    </style:style>
    <style:style style:name="T1" style:family="text">
      <style:text-properties officeooo:rsid="001eda8a"/>
    </style:style>
    <style:style style:name="T2" style:family="text">
      <style:text-properties officeooo:rsid="001f4717"/>
    </style:style>
    <style:style style:name="T3" style:family="text">
      <style:text-properties officeooo:rsid="00212a5b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fo:background-color="#e8f2fe" loext:char-shading-value="0" style:font-size-asian="10pt"/>
    </style:style>
    <style:style style:name="T5" style:family="text">
      <style:text-properties style:font-name="Monospace" fo:font-size="10pt" fo:background-color="#e8f2fe" loext:char-shading-value="0" style:font-size-asian="10pt"/>
    </style:style>
    <style:style style:name="T6" style:family="text">
      <style:text-properties officeooo:rsid="0026fd05"/>
    </style:style>
    <style:style style:name="T7" style:family="text">
      <style:text-properties officeooo:rsid="002cae4b"/>
    </style:style>
    <style:style style:name="T8" style:family="text">
      <style:text-properties officeooo:rsid="002e1d93"/>
    </style:style>
    <style:style style:name="T9" style:family="text">
      <style:text-properties officeooo:rsid="002e3f76"/>
    </style:style>
    <style:style style:name="T10" style:family="text">
      <style:text-properties officeooo:rsid="002fb1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mongodb from </text:p>
      <text:p text:style-name="P1"><text:a xlink:type="simple" xlink:href="https://fastdl.mongodb.org/linux/mongodb-linux-x86_64-ubuntu1410-clang-3.2.4.tgz" text:style-name="Internet_20_link" text:visited-style-name="Visited_20_Internet_20_Link">https://fastdl.mongodb.org/linux/mongodb-linux-x86_64-ubuntu1410-clang-3.2.4.tgz</text:a></text:p>
      <text:p text:style-name="P2"/>
      <text:p text:style-name="P3">extract it using</text:p>
      <text:p text:style-name="P3">tar -xvf <text:a xlink:type="simple" xlink:href="https://fastdl.mongodb.org/linux/mongodb-linux-x86_64-ubuntu1410-clang-3.2.4.tgz" text:style-name="Internet_20_link" text:visited-style-name="Visited_20_Internet_20_Link"><text:span text:style-name="T1">mongodb-linux-x86_64-ubuntu1410-clang-3.2.4.tgz</text:span></text:a></text:p>
      <text:p text:style-name="P3"/>
      <text:p text:style-name="P3">cd <text:a xlink:type="simple" xlink:href="https://fastdl.mongodb.org/linux/mongodb-linux-x86_64-ubuntu1410-clang-3.2.4.tgz" text:style-name="Internet_20_link" text:visited-style-name="Visited_20_Internet_20_Link"><text:span text:style-name="T1">mongodb-linux-x86_64-ubuntu1410-clang-3.2.4</text:span></text:a></text:p>
      <text:p text:style-name="P3"/>
      <text:p text:style-name="P3">Run it</text:p>
      <text:p text:style-name="P3">./bin/mongod</text:p>
      <text:p text:style-name="P3"/>
      <text:p text:style-name="P3">if you got an error</text:p>
      <text:p text:style-name="P3"><text:tab/>./bin/mongod: error while loading shared libraries: libc++.so.1: cannot open shared object file: No such file or directory</text:p>
      <text:p text:style-name="P3"/>
      <text:p text:style-name="P3">then Install</text:p>
      <text:p text:style-name="P4"><text:span text:style-name="T2"><text:tab/></text:span><text:span text:style-name="Source_20_Text">sudo apt-get update</text:span></text:p>
      <text:p text:style-name="P13"><text:span text:style-name="Source_20_Text"><text:tab/>sudo apt-get install libc++1</text:span></text:p>
      <text:p text:style-name="P13"/>
      <text:p text:style-name="P14"><text:span text:style-name="Source_20_Text"><text:span text:style-name="T3">Connect to mongo from console and create new user</text:span></text:span></text:p>
      <text:p text:style-name="P14"><text:span text:style-name="Source_20_Text">./</text:span><text:span text:style-name="Source_20_Text"><text:span text:style-name="T3">bin/mongo</text:span></text:span></text:p>
      <text:p text:style-name="P3"/>
      <text:p text:style-name="P6">use <text:span text:style-name="T3">lilydb</text:span></text:p>
      <text:p text:style-name="Preformatted_20_Text">db.createUser(</text:p>
      <text:p text:style-name="Preformatted_20_Text"><text:s text:c="2"/>{</text:p>
      <text:p text:style-name="P7"><text:s text:c="4"/>user: "<text:span text:style-name="T4">pvtaisne</text:span>",</text:p>
      <text:p text:style-name="P7"><text:s text:c="4"/>pwd: "<text:span text:style-name="T5">SantEb1etreRedShift</text:span>",</text:p>
      <text:p text:style-name="P11"><text:s text:c="4"/>roles: [ { role: "<text:span text:style-name="T10">readWrite</text:span>", db: "<text:span text:style-name="T8">admin</text:span>" } ]</text:p>
      <text:p text:style-name="Preformatted_20_Text"><text:s text:c="2"/>}</text:p>
      <text:p text:style-name="P13">);</text:p>
      <text:p text:style-name="P3"/>
      <text:p text:style-name="P5">Start Mongo with auth</text:p>
      <text:p text:style-name="P8">./bin/mongod --auth --port 27017 --dbpath /data/db</text:p>
      <text:p text:style-name="P8"/>
      <text:p text:style-name="P9">Test connection</text:p>
      <text:p text:style-name="P10"><text:span text:style-name="T7">./bin/</text:span>mongo --port 27017 -u "<text:span text:style-name="T4">pvtaisne</text:span>" -p "<text:span text:style-name="T5">SantEb1etreRedShift</text:span>" --authenticationDatabase "<text:span text:style-name="T9">admin</text:span>"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6:37:18.745387908</meta:creation-date>
    <dc:date>2016-03-25T17:17:19.991672049</dc:date>
    <meta:editing-duration>PT39M54S</meta:editing-duration>
    <meta:editing-cycles>16</meta:editing-cycles>
    <meta:generator>LibreOffice/4.3.2.2$Linux_X86_64 LibreOffice_project/430m0$Build-2</meta:generator>
    <meta:document-statistic meta:table-count="0" meta:image-count="0" meta:object-count="0" meta:page-count="1" meta:paragraph-count="26" meta:word-count="101" meta:character-count="815" meta:non-whitespace-character-count="725"/>
  </office:meta>
</office:document-meta>
</file>